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paragraph-properties fo:background-color="#ffcccc">
        <style:background-image/>
      </style:paragraph-properties>
    </style:style>
    <style:style style:name="P6" style:family="paragraph" style:parent-style-name="Standard">
      <style:text-properties fo:background-color="#ff6666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text-properties fo:background-color="#dddddd"/>
    </style:style>
    <style:style style:name="P9" style:family="paragraph" style:parent-style-name="Standard">
      <style:text-properties fo:background-color="#66ccff"/>
    </style:style>
    <style:style style:name="P10" style:family="paragraph" style:parent-style-name="Standard">
      <style:text-properties fo:background-color="#cccccc"/>
    </style:style>
    <style:style style:name="P11" style:family="paragraph" style:parent-style-name="Standard">
      <style:text-properties fo:background-color="#cc66ff"/>
    </style:style>
    <style:style style:name="P12" style:family="paragraph" style:parent-style-name="Standard">
      <style:text-properties fo:background-color="#ffcc00"/>
    </style:style>
    <style:style style:name="P13" style:family="paragraph" style:parent-style-name="Standard">
      <style:paragraph-properties fo:background-color="transparent">
        <style:background-image/>
      </style:paragraph-properties>
    </style:style>
    <style:style style:name="P14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>GENRAL VALIDATION ON BACKEND</text:p>
      <text:p text:style-name="P3"/>
      <text:p text:style-name="P3">SECURITY, RESTRICTIONS, ERROR HANDLING</text:p>
      <text:p text:style-name="P5">disable create availability (buttons are gone, but url shenanigans might get in)</text:p>
      <text:p text:style-name="P3"/>
      <text:p text:style-name="P3">ADMIN PAGE ORGANIZATION</text:p>
      <text:p text:style-name="P3">Documentation</text:p>
      <text:p text:style-name="P3">RESPONSIVENESS - Desktop</text:p>
      <text:p text:style-name="P3">MAP VIEW ALTERNATIVE FOR ROOM SELECTION LIKE HOME</text:p>
      <text:p text:style-name="Standard">RESPONSIVENESS – Mobile</text:p>
      <text:p text:style-name="Standard"/>
      <text:p text:style-name="Standard"><text:span text:style-name="T1">Emails just print to console atm.</text:span> There is a link to fleshing this out on part 8.</text:p>
      <text:p text:style-name="Standard">How exactly would emails fail?</text:p>
      <text:p text:style-name="Standard"/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0"/>
      <text:p text:style-name="P10"/>
      <text:p text:style-name="P9">more consistent language and display across all pages</text:p>
      <text:p text:style-name="P9">Colors and Styles</text:p>
      <text:p text:style-name="P9">separate CSS files?</text:p>
      <text:p text:style-name="P11">Available Dates don't indicated Years which Sometimes Does matter</text:p>
      <text:p text:style-name="P6">events die? </text:p>
      <text:p text:style-name="P6"><text:tab/>Run celery worker and scheduler to check</text:p>
      <text:p text:style-name="P14"/>
      <text:p text:style-name="P12"/>
      <text:p text:style-name="P12">ROOMS MASTER</text:p>
      <text:p text:style-name="P12">kid preferences change will redirect to parent</text:p>
      <text:p text:style-name="Standard"><text:s text:c="4"/>edit_guest_preferences need to take the orginal/top level room id</text:p>
      <text:p text:style-name="Standard"><text:tab/>this should then work for my_room and rooms_mas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NICE THINGS THAT PROB DONT MATTER</text:p>
      <text:p text:style-name="P8">AJAX would be something to learn about</text:p>
      <text:p text:style-name="P8">handling aurora seems like it would be weird generally</text:p>
      <text:p text:style-name="P8">event.start / event.end coming out of db seem to be in utc</text:p>
      <text:p text:style-name="P8"><text:soft-page-break/><text:s text:c="2"/>maybe this doesn't matter, but it would be good to have consistency if it's happening somewhere</text:p>
      <text:p text:style-name="P8">Room Qualities – Courtyard vs Not, Kid Friendly</text:p>
      <text:p text:style-name="P8">more precise times?</text:p>
      <text:p text:style-name="P8">Front page-</text:p>
      <text:p text:style-name="P8"><text:tab/>dynamic sorting by column?</text:p>
      <text:p text:style-name="P8"><text:tab/>Separate by building?</text:p>
      <text:p text:style-name="P8"><text:tab/>Single booking button with selection of row?</text:p>
      <text:p text:style-name="P8">-Is there a way to plug in a date range and find multiple rooms that will satisfy it?</text:p>
      <text:p text:style-name="P10">CREATE NEW BOOKING ON ROOMS MASTER or not</text:p>
      <text:p text:style-name="P10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4T11:07:32.14</dc:date>
    <dc:creator>Trevor Pierson</dc:creator>
    <meta:editing-duration>P20DT5H21M34S</meta:editing-duration>
    <meta:editing-cycles>304</meta:editing-cycles>
    <meta:generator>OpenOffice/4.1.13$Win32 OpenOffice.org_project/4113m1$Build-9810</meta:generator>
    <meta:document-statistic meta:table-count="0" meta:image-count="0" meta:object-count="0" meta:page-count="2" meta:paragraph-count="45" meta:word-count="302" meta:character-count="1955"/>
  </office:meta>
</office:document-meta>
</file>